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tarting migrations...</text:p>
      <text:p text:style-name="Standard">======================</text:p>
      <text:p text:style-name="Standard">&gt; Network name: <text:s text:c="3"/>'development'</text:p>
      <text:p text:style-name="Standard">&gt; Network id: <text:s text:c="5"/>5777</text:p>
      <text:p text:style-name="Standard">&gt; Block gas limit: 6721975 (0x6691b7)</text:p>
      <text:p text:style-name="Standard"/>
      <text:p text:style-name="Standard"/>
      <text:p text:style-name="Standard">1_initial_migration.js</text:p>
      <text:p text:style-name="Standard">======================</text:p>
      <text:p text:style-name="Standard"/>
      <text:p text:style-name="Standard"><text:s text:c="3"/>Replacing 'Migrations'</text:p>
      <text:p text:style-name="Standard"><text:s text:c="3"/>----------------------</text:p>
      <text:p text:style-name="Standard"><text:s text:c="3"/>&gt; transaction hash: <text:s text:c="3"/>0x3c46961a17d657c9cacbf1a2d09ed77f8d75ca5982444d814531ce1de3d11f8c</text:p>
      <text:p text:style-name="Standard"><text:s text:c="3"/>&gt; Blocks: 0 <text:s text:c="11"/>Seconds: 0</text:p>
      <text:p text:style-name="Standard"><text:s text:c="3"/>&gt; contract address: <text:s text:c="3"/>0xC9cec76ACCd896670F81AA5A96c4a8Ed15c79C79</text:p>
      <text:p text:style-name="Standard"><text:s text:c="3"/>&gt; block number: <text:s text:c="7"/>1086</text:p>
      <text:p text:style-name="Standard"><text:s text:c="3"/>&gt; block timestamp: <text:s text:c="4"/>1673512072</text:p>
      <text:p text:style-name="Standard"><text:s text:c="3"/>&gt; account: <text:s text:c="12"/>0xad0BC114B5CF3F0797346fF1Fb1Daf1Cf5123395</text:p>
      <text:p text:style-name="Standard"><text:s text:c="3"/>&gt; balance: <text:s text:c="12"/>94.613509459999999963</text:p>
      <text:p text:style-name="Standard"><text:s text:c="3"/>&gt; gas used: <text:s text:c="11"/>272788 (0x42994)</text:p>
      <text:p text:style-name="Standard"><text:s text:c="3"/>&gt; gas price: <text:s text:c="10"/>20 gwei</text:p>
      <text:p text:style-name="Standard"><text:s text:c="3"/>&gt; value sent: <text:s text:c="9"/>0 ETH</text:p>
      <text:p text:style-name="Standard"><text:s text:c="3"/>&gt; total cost: <text:s text:c="9"/>0.00545576 ETH</text:p>
      <text:p text:style-name="Standard"/>
      <text:p text:style-name="Standard"><text:s text:c="3"/>&gt; Saving migration to chain.</text:p>
      <text:p text:style-name="Standard"><text:s text:c="3"/>&gt; Saving artifacts</text:p>
      <text:p text:style-name="Standard"><text:s text:c="3"/>-------------------------------------</text:p>
      <text:p text:style-name="Standard"><text:s text:c="3"/>&gt; Total cost: <text:s text:c="9"/>0.00545576 ETH</text:p>
      <text:p text:style-name="Standard"/>
      <text:p text:style-name="Standard"/>
      <text:p text:style-name="Standard">2_deploy_contracts.js</text:p>
      <text:p text:style-name="Standard">=====================</text:p>
      <text:p text:style-name="Standard"/>
      <text:p text:style-name="Standard"><text:s text:c="3"/>Replacing 'ManufacturerRole'</text:p>
      <text:p text:style-name="Standard"><text:s text:c="3"/>----------------------------</text:p>
      <text:p text:style-name="Standard"><text:s text:c="3"/>&gt; transaction hash: <text:s text:c="3"/>0x77c8cebb8eb31770248693d8835c6a86f040c059e6f9c2a989ef44c89715e0cc</text:p>
      <text:p text:style-name="Standard"><text:s text:c="3"/>&gt; Blocks: 0 <text:s text:c="11"/>Seconds: 0</text:p>
      <text:p text:style-name="Standard"><text:s text:c="3"/>&gt; contract address: <text:s text:c="3"/>0x0bc0a86Ef2226dE7EB4240189B4A29a11389F16D</text:p>
      <text:p text:style-name="Standard"><text:s text:c="3"/>&gt; block number: <text:s text:c="7"/>1088</text:p>
      <text:p text:style-name="Standard"><text:s text:c="3"/>&gt; block timestamp: <text:s text:c="4"/>1673512075</text:p>
      <text:p text:style-name="Standard"><text:s text:c="3"/>&gt; account: <text:s text:c="12"/>0xad0BC114B5CF3F0797346fF1Fb1Daf1Cf5123395</text:p>
      <text:p text:style-name="Standard"><text:s text:c="3"/>&gt; balance: <text:s text:c="12"/>94.606057959999999963</text:p>
      <text:p text:style-name="Standard"><text:s text:c="3"/>&gt; gas used: <text:s text:c="11"/>330040 (0x50938)</text:p>
      <text:p text:style-name="Standard"><text:s text:c="3"/>&gt; gas price: <text:s text:c="10"/>20 gwei</text:p>
      <text:p text:style-name="Standard"><text:s text:c="3"/>&gt; value sent: <text:s text:c="9"/>0 ETH</text:p>
      <text:p text:style-name="Standard"><text:s text:c="3"/>&gt; total cost: <text:s text:c="9"/>0.0066008 ETH</text:p>
      <text:p text:style-name="Standard"/>
      <text:p text:style-name="Standard"/>
      <text:p text:style-name="Standard"><text:s text:c="3"/>Replacing 'WholesalerRole'</text:p>
      <text:p text:style-name="Standard"><text:soft-page-break/><text:s text:c="3"/>--------------------------</text:p>
      <text:p text:style-name="Standard"><text:s text:c="3"/>&gt; transaction hash: <text:s text:c="3"/>0xe1ce9b9b55e5878874b18088d91e90279568c91f7c663acdb56bc9e74aa487a4</text:p>
      <text:p text:style-name="Standard"><text:s text:c="3"/>&gt; Blocks: 0 <text:s text:c="11"/>Seconds: 0</text:p>
      <text:p text:style-name="Standard"><text:s text:c="3"/>&gt; contract address: <text:s text:c="3"/>0x7D9c6Bca88105BE3c8AdE8E9FCC1BC5B2F6964a5</text:p>
      <text:p text:style-name="Standard"><text:s text:c="3"/>&gt; block number: <text:s text:c="7"/>1089</text:p>
      <text:p text:style-name="Standard"><text:s text:c="3"/>&gt; block timestamp: <text:s text:c="4"/>1673512076</text:p>
      <text:p text:style-name="Standard"><text:s text:c="3"/>&gt; account: <text:s text:c="12"/>0xad0BC114B5CF3F0797346fF1Fb1Daf1Cf5123395</text:p>
      <text:p text:style-name="Standard"><text:s text:c="3"/>&gt; balance: <text:s text:c="12"/>94.599457159999999963</text:p>
      <text:p text:style-name="Standard"><text:s text:c="3"/>&gt; gas used: <text:s text:c="11"/>330040 (0x50938)</text:p>
      <text:p text:style-name="Standard"><text:s text:c="3"/>&gt; gas price: <text:s text:c="10"/>20 gwei</text:p>
      <text:p text:style-name="Standard"><text:s text:c="3"/>&gt; value sent: <text:s text:c="9"/>0 ETH</text:p>
      <text:p text:style-name="Standard"><text:s text:c="3"/>&gt; total cost: <text:s text:c="9"/>0.0066008 ETH</text:p>
      <text:p text:style-name="Standard"/>
      <text:p text:style-name="Standard"/>
      <text:p text:style-name="Standard"><text:s text:c="3"/>Replacing 'RetailerRole'</text:p>
      <text:p text:style-name="Standard"><text:s text:c="3"/>------------------------</text:p>
      <text:p text:style-name="Standard"><text:s text:c="3"/>&gt; transaction hash: <text:s text:c="3"/>0x0e268fe46748e8562e170cf3341189624c985bcc201e0bfe97dfe32eb013ff82</text:p>
      <text:p text:style-name="Standard"><text:s text:c="3"/>&gt; Blocks: 0 <text:s text:c="11"/>Seconds: 0</text:p>
      <text:p text:style-name="Standard"><text:s text:c="3"/>&gt; contract address: <text:s text:c="3"/>0xD165834dd3821a1af85B37CA50f31832ebB9028C</text:p>
      <text:p text:style-name="Standard"><text:s text:c="3"/>&gt; block number: <text:s text:c="7"/>1090</text:p>
      <text:p text:style-name="Standard"><text:s text:c="3"/>&gt; block timestamp: <text:s text:c="4"/>1673512077</text:p>
      <text:p text:style-name="Standard"><text:s text:c="3"/>&gt; account: <text:s text:c="12"/>0xad0BC114B5CF3F0797346fF1Fb1Daf1Cf5123395</text:p>
      <text:p text:style-name="Standard"><text:s text:c="3"/>&gt; balance: <text:s text:c="12"/>94.592856359999999963</text:p>
      <text:p text:style-name="Standard"><text:s text:c="3"/>&gt; gas used: <text:s text:c="11"/>330040 (0x50938)</text:p>
      <text:p text:style-name="Standard"><text:s text:c="3"/>&gt; gas price: <text:s text:c="10"/>20 gwei</text:p>
      <text:p text:style-name="Standard"><text:s text:c="3"/>&gt; value sent: <text:s text:c="9"/>0 ETH</text:p>
      <text:p text:style-name="Standard"><text:s text:c="3"/>&gt; total cost: <text:s text:c="9"/>0.0066008 ETH</text:p>
      <text:p text:style-name="Standard"/>
      <text:p text:style-name="Standard"/>
      <text:p text:style-name="Standard"><text:s text:c="3"/>Replacing 'SupplyChain'</text:p>
      <text:p text:style-name="Standard"><text:s text:c="3"/>-----------------------</text:p>
      <text:p text:style-name="Standard"><text:s text:c="3"/>&gt; transaction hash: <text:s text:c="3"/>0x2f1dc7a8c51bac328bf3009d1a5edbc1bdcc5f146d3cb318be913b15194c04a6</text:p>
      <text:p text:style-name="Standard"><text:s text:c="3"/>&gt; Blocks: 0 <text:s text:c="11"/>Seconds: 0</text:p>
      <text:p text:style-name="Standard"><text:s text:c="3"/>&gt; contract address: <text:s text:c="3"/>0x9426BBCd2cf09B77d8f2eA11e7A86B33C941B8e9</text:p>
      <text:p text:style-name="Standard"><text:s text:c="3"/>&gt; block number: <text:s text:c="7"/>1091</text:p>
      <text:p text:style-name="Standard"><text:s text:c="3"/>&gt; block timestamp: <text:s text:c="4"/>1673512078</text:p>
      <text:p text:style-name="Standard"><text:s text:c="3"/>&gt; account: <text:s text:c="12"/>0xad0BC114B5CF3F0797346fF1Fb1Daf1Cf5123395</text:p>
      <text:p text:style-name="Standard"><text:s text:c="3"/>&gt; balance: <text:s text:c="12"/>94.505360799999999963</text:p>
      <text:p text:style-name="Standard"><text:s text:c="3"/>&gt; gas used: <text:s text:c="11"/>4374778 (0x42c0fa)</text:p>
      <text:p text:style-name="Standard"><text:s text:c="3"/>&gt; gas price: <text:s text:c="10"/>20 gwei</text:p>
      <text:p text:style-name="Standard"><text:s text:c="3"/>&gt; value sent: <text:s text:c="9"/>0 ETH</text:p>
      <text:p text:style-name="Standard"><text:s text:c="3"/>&gt; total cost: <text:s text:c="9"/>0.08749556 ETH</text:p>
      <text:p text:style-name="Standard"/>
      <text:p text:style-name="Standard"><text:s text:c="3"/>&gt; Saving migration to chain.</text:p>
      <text:p text:style-name="Standard"><text:s text:c="3"/>&gt; Saving artifacts</text:p>
      <text:p text:style-name="Standard"><text:s text:c="3"/>-------------------------------------</text:p>
      <text:p text:style-name="Standard"><text:s text:c="3"/>&gt; Total cost: <text:s text:c="9"/>0.10729796 ETH</text:p>
      <text:p text:style-name="Standard"/>
      <text:p text:style-name="Standard">Summary</text:p>
      <text:p text:style-name="Standard"><text:soft-page-break/>=======</text:p>
      <text:p text:style-name="Standard">&gt; Total deployments: <text:s text:c="2"/>5</text:p>
      <text:p text:style-name="Standard">&gt; Final cost: <text:s text:c="9"/>0.11275372 ETH</text:p>
      <text:p text:style-name="Standard"/>
      <text:p text:style-name="Standard"/>
      <text:p text:style-name="Standard">Aborted (core dumped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09:40:15.389621328</meta:creation-date>
    <dc:date>2023-01-12T15:34:43.088472621</dc:date>
    <meta:editing-duration>PT5H54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87" meta:word-count="313" meta:character-count="3472" meta:non-whitespace-character-count="2535"/>
  </office:meta>
</office:document-meta>
</file>